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C5000002089008FB6E9B31E36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2.292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337cm" fo:min-width="0.11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41cm" fo:min-width="2.817cm"/>
      <style:paragraph-properties style:writing-mode="lr-tb"/>
    </style:style>
    <style:style style:name="gr6" style:family="graphic" style:parent-style-name="objectwithoutfill">
      <style:graphic-properties svg:stroke-width="0.106cm" svg:stroke-color="#000000" draw:marker-start="Arrowheads_20_15" draw:marker-start-width="0.358cm" draw:marker-end="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313cm" fo:min-width="3.006cm"/>
    </style:style>
    <style:style style:name="gr9" style:family="graphic" style:parent-style-name="standard">
      <style:graphic-properties draw:stroke="none" svg:stroke-color="#000000" draw:fill="none" draw:fill-color="#ffffff" fo:min-height="1.6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87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42cm" svg:height="0.683cm" svg:x="11.932cm" svg:y="9.245cm">
          <draw:text-box>
            <text:p><text:span text:style-name="T1">&lt;&lt; Extends &gt;&gt;</text:span></text:p>
          </draw:text-box>
        </draw:frame>
        <draw:frame draw:style-name="gr2" draw:text-style-name="P2" draw:layer="layout" svg:width="23.812cm" svg:height="9.604cm" svg:x="1.317cm" svg:y="5.48cm">
          <draw:image xlink:href="Pictures/10000201000004C5000002089008FB6E9B31E36B.png" xlink:type="simple" xlink:show="embed" xlink:actuate="onLoad" draw:mime-type="image/png">
            <text:p/>
          </draw:image>
        </draw:frame>
        <draw:g>
          <draw:line draw:style-name="gr3" draw:text-style-name="P3" draw:layer="layout" svg:x1="3.357cm" svg:y1="15.294cm" svg:x2="3.357cm" svg:y2="16.398cm">
            <text:p/>
          </draw:line>
          <draw:line draw:style-name="gr3" draw:text-style-name="P3" draw:layer="layout" svg:x1="3.94cm" svg:y1="17.227cm" svg:x2="3.357cm" svg:y2="16.398cm">
            <text:p/>
          </draw:line>
          <draw:line draw:style-name="gr3" draw:text-style-name="P3" draw:layer="layout" svg:x1="3.357cm" svg:y1="16.399cm" svg:x2="2.774cm" svg:y2="17.227cm">
            <text:p/>
          </draw:line>
          <draw:line draw:style-name="gr3" draw:text-style-name="P3" draw:layer="layout" svg:x1="3.357cm" svg:y1="15.57cm" svg:x2="3.94cm" svg:y2="16.122cm">
            <text:p/>
          </draw:line>
          <draw:line draw:style-name="gr3" draw:text-style-name="P3" draw:layer="layout" svg:x1="2.774cm" svg:y1="16.122cm" svg:x2="3.357cm" svg:y2="15.57cm">
            <text:p/>
          </draw:line>
          <draw:custom-shape draw:style-name="gr4" draw:text-style-name="P3" draw:layer="layout" svg:width="0.874cm" svg:height="0.829cm" svg:x="2.905cm" svg:y="14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3.207cm" svg:height="3.095cm" svg:x="1.9cm" svg:y="17.495cm">
            <draw:text-box>
              <text:p text:style-name="P2">UWL Staff Member</text:p>
              <text:p text:style-name="P2"/>
            </draw:text-box>
          </draw:frame>
        </draw:g>
        <draw:frame draw:style-name="gr1" draw:text-style-name="P1" draw:layer="layout" svg:width="3.042cm" svg:height="0.683cm" svg:x="11.932cm" svg:y="6.207cm">
          <draw:text-box>
            <text:p><text:span text:style-name="T1">&lt;&lt; Extends &gt;&gt;</text:span></text:p>
          </draw:text-box>
        </draw:frame>
        <draw:line draw:style-name="gr6" draw:text-style-name="P3" draw:layer="layout" svg:x1="3.94cm" svg:y1="12.048cm" svg:x2="3.357cm" svg:y2="13.98cm">
          <text:p/>
        </draw:line>
        <draw:line draw:style-name="gr7" draw:text-style-name="P3" draw:layer="layout" svg:x1="14.432cm" svg:y1="13.152cm" svg:x2="6.397cm" svg:y2="11.477cm">
          <text:p/>
        </draw:line>
        <draw:custom-shape draw:style-name="gr8" draw:text-style-name="P3" draw:layer="layout" svg:width="4.956cm" svg:height="2.209cm" svg:x="14.432cm" svg:y="14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2.011cm" svg:y1="12.875cm" svg:x2="19.388cm" svg:y2="15.912cm">
          <text:p/>
        </draw:line>
        <draw:line draw:style-name="gr7" draw:text-style-name="P3" draw:layer="layout" svg:x1="14.433cm" svg:y1="15.913cm" svg:x2="5.107cm" svg:y2="17.57cm">
          <text:p/>
        </draw:line>
        <draw:frame draw:style-name="gr9" draw:text-style-name="P5" draw:layer="layout" svg:width="4.082cm" svg:height="1.933cm" svg:x="14.698cm" svg:y="15.084cm">
          <draw:text-box>
            <text:p text:style-name="P2">Search And Retrieve</text:p>
          </draw:text-box>
        </draw:frame>
        <draw:custom-shape draw:style-name="gr8" draw:text-style-name="P3" draw:layer="layout" svg:width="4.956cm" svg:height="2.209cm" svg:x="7.146cm" svg:y="3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5" draw:layer="layout" svg:width="3.498cm" svg:height="0.962cm" svg:x="7.729cm" svg:y="4.44cm">
          <draw:text-box>
            <text:p text:style-name="P2">Logout</text:p>
          </draw:text-box>
        </draw:frame>
        <draw:custom-shape draw:style-name="gr8" draw:text-style-name="P3" draw:layer="layout" svg:width="4.956cm" svg:height="2.209cm" svg:x="7.145cm" svg:y="1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5" draw:layer="layout" svg:width="3.498cm" svg:height="0.962cm" svg:x="7.728cm" svg:y="1.956cm">
          <draw:text-box>
            <text:p text:style-name="P2">Login</text:p>
          </draw:text-box>
        </draw:frame>
        <draw:line draw:style-name="gr7" draw:text-style-name="P3" draw:layer="layout" svg:x1="7.145cm" svg:y1="2.27cm" svg:x2="5.445cm" svg:y2="6.715cm">
          <text:p/>
        </draw:line>
        <draw:line draw:style-name="gr7" draw:text-style-name="P3" draw:layer="layout" svg:x1="7.145cm" svg:y1="4.81cm" svg:x2="5.445cm" svg:y2="7.667cm">
          <text:p/>
        </draw:line>
        <draw:line draw:style-name="gr7" draw:text-style-name="P3" draw:layer="layout" svg:x1="21.955cm" svg:y1="8.302cm" svg:x2="12.101cm" svg:y2="2.2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40" svg:d="M0 40l10-40 10 40z"/>
    <draw:marker draw:name="Arrowheads_20_13" draw:display-name="Arrowheads 13" svg:viewBox="0 7 20 13" svg:d="M0 20l10-13 10 13z"/>
    <draw:marker draw:name="Arrowheads_20_14" draw:display-name="Arrowheads 14" svg:viewBox="0 0 1013 1130" svg:d="M1009 1050l-449-1008-22-30-29-12-34 12-21 26-449 1012-5 13v8l5 21 12 21 17 13 21 4h903l21-4 21-13 9-21 4-21v-8z"/>
    <draw:marker draw:name="Arrowheads_20_15" draw:display-name="Arrowheads 1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9T10:48:34.800000000</meta:creation-date>
    <dc:date>2021-10-08T15:31:19.841000000</dc:date>
    <meta:editing-duration>PT6H46M16S</meta:editing-duration>
    <meta:editing-cycles>14</meta:editing-cycles>
    <meta:generator>LibreOffice/7.1.5.2$Windows_X86_64 LibreOffice_project/85f04e9f809797b8199d13c421bd8a2b025d52b5</meta:generator>
    <meta:document-statistic meta:object-count="24"/>
  </office:meta>
</office:document-meta>
</file>